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D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4" style:family="table-row">
      <style:table-row-properties style:min-row-height="0.8688in"/>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114bc" officeooo:paragraph-rsid="001114bc"/>
    </style:style>
    <style:style style:name="P2" style:family="paragraph" style:parent-style-name="Standard">
      <style:paragraph-properties fo:text-align="start" style:justify-single-word="false"/>
      <style:text-properties fo:font-weight="bold" officeooo:rsid="001114bc" officeooo:paragraph-rsid="001114bc" style:font-weight-asian="bold" style:font-weight-complex="bold"/>
    </style:style>
    <style:style style:name="P3" style:family="paragraph" style:parent-style-name="Standard">
      <style:paragraph-properties fo:text-align="start" style:justify-single-word="false"/>
      <style:text-properties fo:font-weight="bold" officeooo:rsid="001269e7" officeooo:paragraph-rsid="001269e7" style:font-weight-asian="bold" style:font-weight-complex="bold"/>
    </style:style>
    <style:style style:name="P4" style:family="paragraph" style:parent-style-name="Standard">
      <style:paragraph-properties fo:text-align="start" style:justify-single-word="false"/>
      <style:text-properties fo:font-weight="bold" officeooo:rsid="00126f04" officeooo:paragraph-rsid="00126f04" style:font-weight-asian="bold" style:font-weight-complex="bold"/>
    </style:style>
    <style:style style:name="P5" style:family="paragraph" style:parent-style-name="Standard">
      <style:paragraph-properties fo:text-align="start" style:justify-single-word="false"/>
      <style:text-properties fo:font-weight="bold" officeooo:rsid="0015432e" officeooo:paragraph-rsid="0015432e" style:font-weight-asian="bold" style:font-weight-complex="bold"/>
    </style:style>
    <style:style style:name="P6" style:family="paragraph" style:parent-style-name="Standard">
      <style:paragraph-properties fo:text-align="start" style:justify-single-word="false"/>
      <style:text-properties fo:font-weight="bold" officeooo:rsid="00159301" officeooo:paragraph-rsid="00159301" style:font-weight-asian="bold" style:font-weight-complex="bold"/>
    </style:style>
    <style:style style:name="P7" style:family="paragraph" style:parent-style-name="Standard">
      <style:paragraph-properties fo:text-align="start" style:justify-single-word="false"/>
      <style:text-properties fo:font-weight="bold" officeooo:rsid="0017918f" officeooo:paragraph-rsid="0017918f" style:font-weight-asian="bold" style:font-weight-complex="bold"/>
    </style:style>
    <style:style style:name="P8" style:family="paragraph" style:parent-style-name="Standard">
      <style:paragraph-properties fo:text-align="start" style:justify-single-word="false"/>
      <style:text-properties fo:font-weight="bold" officeooo:rsid="00183f78" officeooo:paragraph-rsid="00183f78" style:font-weight-asian="bold" style:font-weight-complex="bold"/>
    </style:style>
    <style:style style:name="P9" style:family="paragraph" style:parent-style-name="Standard">
      <style:paragraph-properties fo:text-align="start" style:justify-single-word="false"/>
      <style:text-properties fo:font-size="14pt" fo:font-weight="bold" officeooo:rsid="001114bc" officeooo:paragraph-rsid="001114bc"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1114bc" officeooo:paragraph-rsid="00183f78"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83f78" officeooo:paragraph-rsid="00183f78"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normal" officeooo:rsid="001114bc" officeooo:paragraph-rsid="001114b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weight="normal" officeooo:rsid="001114bc" officeooo:paragraph-rsid="001114bc" style:font-weight-asian="normal" style:font-weight-complex="normal"/>
    </style:style>
    <style:style style:name="P14" style:family="paragraph" style:parent-style-name="Standard">
      <style:paragraph-properties fo:text-align="start" style:justify-single-word="false"/>
      <style:text-properties fo:font-weight="normal" officeooo:rsid="00183f78" officeooo:paragraph-rsid="00183f78" style:font-weight-asian="normal" style:font-weight-complex="normal"/>
    </style:style>
    <style:style style:name="P15" style:family="paragraph" style:parent-style-name="Standard">
      <style:paragraph-properties fo:text-align="start" style:justify-single-word="false"/>
      <style:text-properties fo:font-weight="normal" officeooo:rsid="001269e7" officeooo:paragraph-rsid="001269e7" style:font-weight-asian="normal" style:font-weight-complex="normal"/>
    </style:style>
    <style:style style:name="P16" style:family="paragraph" style:parent-style-name="Standard">
      <style:paragraph-properties fo:text-align="start" style:justify-single-word="false"/>
      <style:text-properties fo:font-weight="normal" officeooo:rsid="0012f19e" officeooo:paragraph-rsid="001269e7" style:font-weight-asian="normal" style:font-weight-complex="normal"/>
    </style:style>
    <style:style style:name="P17" style:family="paragraph" style:parent-style-name="Standard">
      <style:paragraph-properties fo:text-align="start" style:justify-single-word="false"/>
      <style:text-properties fo:font-weight="normal" officeooo:rsid="0015432e" officeooo:paragraph-rsid="0015432e" style:font-weight-asian="normal" style:font-weight-complex="normal"/>
    </style:style>
    <style:style style:name="P18" style:family="paragraph" style:parent-style-name="Standard">
      <style:paragraph-properties fo:text-align="center" style:justify-single-word="false"/>
      <style:text-properties fo:font-size="16pt" officeooo:rsid="001114bc" officeooo:paragraph-rsid="00183f78" style:font-size-asian="16pt" style:font-size-complex="16pt"/>
    </style:style>
    <style:style style:name="P19" style:family="paragraph" style:parent-style-name="Standard">
      <style:paragraph-properties fo:text-align="start" style:justify-single-word="false"/>
      <style:text-properties fo:font-style="normal" fo:font-weight="normal" officeooo:rsid="0012d4af" officeooo:paragraph-rsid="00126f04" style:font-style-asian="normal" style:font-weight-asian="normal" style:font-style-complex="normal" style:font-weight-complex="normal"/>
    </style:style>
    <style:style style:name="P20" style:family="paragraph" style:parent-style-name="Table_20_Heading">
      <style:text-properties officeooo:rsid="00183f78" officeooo:paragraph-rsid="00183f78"/>
    </style:style>
    <style:style style:name="P21" style:family="paragraph" style:parent-style-name="Table_20_Contents">
      <style:paragraph-properties fo:text-align="start" style:justify-single-word="false"/>
      <style:text-properties officeooo:rsid="00183f78" officeooo:paragraph-rsid="00183f78"/>
    </style:style>
    <style:style style:name="P22" style:family="paragraph" style:parent-style-name="Table_20_Contents">
      <style:paragraph-properties fo:text-align="center" style:justify-single-word="false"/>
      <style:text-properties officeooo:rsid="00183f78" officeooo:paragraph-rsid="00183f78"/>
    </style:style>
    <style:style style:name="P23" style:family="paragraph" style:parent-style-name="Table_20_Contents">
      <style:paragraph-properties fo:text-align="center" style:justify-single-word="false"/>
      <style:text-properties style:font-name="Noto Mono" officeooo:rsid="00183f78" officeooo:paragraph-rsid="00183f78"/>
    </style:style>
    <style:style style:name="P24" style:family="paragraph" style:parent-style-name="Table_20_Contents">
      <style:paragraph-properties fo:text-align="center" style:justify-single-word="false"/>
      <style:text-properties style:font-name="Noto Mono" officeooo:rsid="001a271f" officeooo:paragraph-rsid="001a271f"/>
    </style:style>
    <style:style style:name="P25" style:family="paragraph" style:parent-style-name="Table_20_Contents">
      <style:paragraph-properties fo:text-align="center" style:justify-single-word="false"/>
      <style:text-properties officeooo:rsid="001a271f" officeooo:paragraph-rsid="001a271f"/>
    </style:style>
    <style:style style:name="P26" style:family="paragraph" style:parent-style-name="Table_20_Contents">
      <style:paragraph-properties fo:text-align="start" style:justify-single-word="false"/>
      <style:text-properties officeooo:rsid="001a271f" officeooo:paragraph-rsid="001a271f"/>
    </style:style>
    <style:style style:name="P27" style:family="paragraph" style:parent-style-name="Standard" style:list-style-name="L1">
      <style:paragraph-properties fo:text-align="start" style:justify-single-word="false"/>
      <style:text-properties fo:font-weight="normal" officeooo:rsid="00183f78" officeooo:paragraph-rsid="00183f78" style:font-weight-asian="normal" style:font-weight-complex="normal"/>
    </style:style>
    <style:style style:name="P28" style:family="paragraph" style:parent-style-name="Standard" style:list-style-name="L1">
      <style:paragraph-properties fo:text-align="start" style:justify-single-word="false"/>
      <style:text-properties fo:font-weight="normal" officeooo:rsid="00183f78" officeooo:paragraph-rsid="002a80bd" style:font-weight-asian="normal" style:font-weight-complex="normal"/>
    </style:style>
    <style:style style:name="P29" style:family="paragraph" style:parent-style-name="Standard">
      <style:paragraph-properties fo:text-align="start" style:justify-single-word="false"/>
      <style:text-properties fo:font-weight="normal" officeooo:rsid="00183f78" officeooo:paragraph-rsid="00183f78" style:font-weight-asian="normal" style:font-weight-complex="normal"/>
    </style:style>
    <style:style style:name="P30" style:family="paragraph" style:parent-style-name="Standard">
      <style:paragraph-properties fo:text-align="start" style:justify-single-word="false"/>
      <style:text-properties fo:font-weight="normal" officeooo:rsid="001d91f7" officeooo:paragraph-rsid="001d91f7" style:font-weight-asian="normal" style:font-weight-complex="normal"/>
    </style:style>
    <style:style style:name="P31" style:family="paragraph" style:parent-style-name="Standard">
      <style:paragraph-properties fo:text-align="start" style:justify-single-word="false"/>
      <style:text-properties fo:font-weight="normal" officeooo:rsid="00209425" officeooo:paragraph-rsid="00209425" style:font-weight-asian="normal" style:font-weight-complex="normal"/>
    </style:style>
    <style:style style:name="P32" style:family="paragraph" style:parent-style-name="Standard">
      <style:paragraph-properties fo:text-align="start" style:justify-single-word="false"/>
      <style:text-properties fo:font-weight="normal" officeooo:rsid="0025e8a4" officeooo:paragraph-rsid="0025e8a4" style:font-weight-asian="normal" style:font-weight-complex="normal"/>
    </style:style>
    <style:style style:name="P33" style:family="paragraph" style:parent-style-name="Standard">
      <style:paragraph-properties fo:text-align="start" style:justify-single-word="false"/>
      <style:text-properties fo:font-weight="normal" officeooo:rsid="001269e7" officeooo:paragraph-rsid="001269e7" style:font-weight-asian="normal" style:font-weight-complex="normal"/>
    </style:style>
    <style:style style:name="P34" style:family="paragraph" style:parent-style-name="Standard">
      <style:paragraph-properties fo:text-align="start" style:justify-single-word="false"/>
      <style:text-properties fo:font-weight="normal" officeooo:rsid="001114bc" officeooo:paragraph-rsid="001114bc" style:font-weight-asian="normal" style:font-weight-complex="normal"/>
    </style:style>
    <style:style style:name="P35" style:family="paragraph" style:parent-style-name="Standard" style:list-style-name="L1">
      <style:paragraph-properties fo:text-align="start" style:justify-single-word="false"/>
      <style:text-properties fo:font-weight="normal" officeooo:rsid="0028e59b" officeooo:paragraph-rsid="0028e59b" style:font-weight-asian="normal" style:font-weight-complex="normal"/>
    </style:style>
    <style:style style:name="P36" style:family="paragraph" style:parent-style-name="Standard" style:list-style-name="L2">
      <style:paragraph-properties fo:text-align="start" style:justify-single-word="false"/>
      <style:text-properties fo:font-weight="bold" officeooo:rsid="0015432e" officeooo:paragraph-rsid="0015432e" style:font-weight-asian="bold" style:font-weight-complex="bold"/>
    </style:style>
    <style:style style:name="P37" style:family="paragraph" style:parent-style-name="Standard">
      <style:paragraph-properties fo:text-align="start" style:justify-single-word="false"/>
      <style:text-properties fo:font-weight="bold" officeooo:rsid="001a271f" officeooo:paragraph-rsid="001a271f" style:font-weight-asian="bold" style:font-weight-complex="bold"/>
    </style:style>
    <style:style style:name="P38" style:family="paragraph" style:parent-style-name="Standard">
      <style:paragraph-properties fo:text-align="start" style:justify-single-word="false"/>
      <style:text-properties fo:font-weight="bold" officeooo:rsid="001114bc" officeooo:paragraph-rsid="001114bc" style:font-weight-asian="bold" style:font-weight-complex="bold"/>
    </style:style>
    <style:style style:name="P39" style:family="paragraph" style:parent-style-name="Standard">
      <style:paragraph-properties fo:text-align="start" style:justify-single-word="false"/>
      <style:text-properties fo:font-style="normal" fo:font-weight="normal" officeooo:rsid="0012d4af" officeooo:paragraph-rsid="0012d4af"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ize="14pt" fo:font-weight="bold" officeooo:rsid="0025e8a4" officeooo:paragraph-rsid="0025e8a4"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83f7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f19e" style:font-weight-asian="normal" style:font-weight-complex="normal"/>
    </style:style>
    <style:style style:name="T5" style:family="text">
      <style:text-properties fo:font-weight="normal" officeooo:rsid="00149709" style:font-weight-asian="normal" style:font-weight-complex="normal"/>
    </style:style>
    <style:style style:name="T6" style:family="text">
      <style:text-properties fo:font-weight="normal" officeooo:rsid="00159301" style:font-weight-asian="normal" style:font-weight-complex="normal"/>
    </style:style>
    <style:style style:name="T7" style:family="text">
      <style:text-properties fo:font-weight="normal" officeooo:rsid="00167f3d" style:font-weight-asian="normal" style:font-weight-complex="normal"/>
    </style:style>
    <style:style style:name="T8" style:family="text">
      <style:text-properties fo:font-weight="normal" officeooo:rsid="00209425" style:font-weight-asian="normal" style:font-weight-complex="normal"/>
    </style:style>
    <style:style style:name="T9" style:family="text">
      <style:text-properties fo:font-weight="normal" officeooo:rsid="00226c5d"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2d4af"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2d4af" style:font-style-asian="normal" style:font-weight-asian="normal" style:font-style-complex="normal" style:font-weight-complex="normal"/>
    </style:style>
    <style:style style:name="T15" style:family="text">
      <style:text-properties style:font-name="Noto Mono"/>
    </style:style>
    <style:style style:name="T16" style:family="text">
      <style:text-properties officeooo:rsid="001d91f7"/>
    </style:style>
    <style:style style:name="T17" style:family="text">
      <style:text-properties officeooo:rsid="00209425"/>
    </style:style>
    <style:style style:name="T18" style:family="text">
      <style:text-properties style:font-name="Noto Mono"/>
    </style:style>
    <style:style style:name="T19" style:family="text">
      <style:text-properties style:font-name="Noto Mono" fo:font-style="normal" fo:font-weight="normal" officeooo:rsid="0012d4af" style:font-style-asian="normal" style:font-weight-asian="normal" style:font-style-complex="normal" style:font-weight-complex="normal"/>
    </style:style>
    <style:style style:name="T20" style:family="text">
      <style:text-properties style:font-name="Noto Mono" officeooo:rsid="00244721"/>
    </style:style>
    <style:style style:name="T21" style:family="text">
      <style:text-properties style:font-name="Noto Mono" fo:font-weight="normal" style:font-weight-asian="normal" style:font-weight-complex="normal"/>
    </style:style>
    <style:style style:name="T22" style:family="text">
      <style:text-properties style:font-name="Noto Mono" fo:font-weight="normal" officeooo:rsid="0012f19e" style:font-weight-asian="normal" style:font-weight-complex="normal"/>
    </style:style>
    <style:style style:name="T23" style:family="text">
      <style:text-properties officeooo:rsid="0025fed6"/>
    </style:style>
    <style:style style:name="T24" style:family="text">
      <style:text-properties fo:font-size="14pt" style:font-size-asian="14pt" style:font-size-complex="14pt"/>
    </style:style>
    <style:style style:name="T25" style:family="text">
      <style:text-properties officeooo:rsid="00183f78"/>
    </style:style>
    <style:style style:name="T26" style:family="text">
      <style:text-properties officeooo:rsid="002a80b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CSCI 402 </text:span><text:span text:style-name="T1">Assignment 2</text:span></text:p>
      <text:p text:style-name="P10">Artificial Neural Network – Mushroom Classification</text:p>
      <text:p text:style-name="P12">Josh Loehr</text:p>
      <text:p text:style-name="P1"/>
      <text:p text:style-name="P11">Artifacts</text:p>
      <text:p text:style-name="P14">The following files and directories are included in this submission:</text:p>
      <text:list xml:id="list9181726914903564259" text:style-name="L1">
        <text:list-item>
          <text:p text:style-name="P27">loehrj-writeup.pdf (this document)</text:p>
        </text:list-item>
        <text:list-item>
          <text:p text:style-name="P35">eigen/ - directory containing Eigen [1] source files</text:p>
        </text:list-item>
        <text:list-item>
          <text:p text:style-name="P28">src/ - directory containing all source C++ files, <text:span text:style-name="T26">and </text:span>input CSV files [2]</text:p>
        </text:list-item>
        <text:list-item>
          <text:p text:style-name="P35">makefile – Makefile for building the program</text:p>
        </text:list-item>
        <text:list-item>
          <text:p text:style-name="P27">README.txt</text:p>
        </text:list-item>
        <text:list-item>
          <text:p text:style-name="P27">output.txt – the script output of an example run of the program</text:p>
        </text:list-item>
        <text:list-item>
          <text:p text:style-name="P27">weights.zip – an archive of the saved weights output during the example run</text:p>
        </text:list-item>
        <text:list-item>
          <text:p text:style-name="P27">biases.zip – an archive of the saved biases output during the example run</text:p>
        </text:list-item>
      </text:list>
      <text:p text:style-name="P2"/>
      <text:p text:style-name="P2"/>
      <text:p text:style-name="P9">Approach</text:p>
      <text:p text:style-name="P14">I give a brief description of my development process, followed by an outline of all major components of my program.</text:p>
      <text:p text:style-name="P2"/>
      <text:p text:style-name="P7">Development:<text:span text:style-name="T3"> As someone not very familiar with C++ at the beginning of this project, I started my development process by first familiarizing myself with I/O and the Eigen </text:span><text:span text:style-name="T8">[1] </text:span><text:span text:style-name="T3">library. I first created parse.cpp, and figured out how to load data into Eigen’s MatrixXf and VectorXf objects. Once done, I set that aside, and began creating a neural network to solve the toy problem of approximating the XOR function. This took the majority of the development time, but once done, I had generalized my code well enough that I could both easily alter the network topology and feed in differently sized inputs without making significant code changes. Once this was achieved, there was a small period of debugging and refactoring until the program was running as expected. I then spent a couple of days tuning hyperparameters and running experiments with different, randomly initialized weights until I reached convergence within a satisfactory number of epochs. I saved the seed used for that final run, and then finally touched up the code style and output formatting.</text:span></text:p>
      <text:p text:style-name="P13"/>
      <text:p text:style-name="P13"><text:span text:style-name="T1">I/O:</text:span> The original mushrooms.csv file is split manually into a training set and a test set, with 7312 and 812 samples in each, respectively – <text:span text:style-name="T23">a 90% / 10% split</text:span>. These files are parsed via the <text:span text:style-name="T15">ParseInputCSV()</text:span> method in <text:span text:style-name="T15">parse.cpp</text:span>, which iterates line by line through each CSV. The first column of each sample (the training label) is added to a separate vector of outputs, <text:span text:style-name="T15">Y</text:span>, while the rest of each row is converted to a one-hot encoded vector and added as a row to a MatrixXf object, <text:span text:style-name="T15">X</text:span>. For the mushroom problem, these one-hot encoded vectors are of dimension 126, and the ordering of the one-hot encodings is listed in <text:span text:style-name="T15">proto.hpp</text:span> as the constant string array <text:span text:style-name="T15">FEATURE_SPACES</text:span>. </text:p>
      <text:p text:style-name="P13"/>
      <text:p text:style-name="P3">Learning Speed: <text:span text:style-name="T3">Through limited trial and error, the learning rate was fixed at a constant 0.001. This allowed for convergence in </text:span><text:span text:style-name="T6">a reasonable amount of </text:span><text:span text:style-name="T3">epochs for almost every run of the training program.</text:span></text:p>
      <text:p text:style-name="P15"/>
      <text:p text:style-name="P3">Initial Weights:<text:span text:style-name="T3"> The weights are initialized randomly, with mean zero and upper/lower bounds determined by a hyperparamter, which was fixed at 0.8, also via trial and error. The seed for the random number generator is determined by the current system time, unless manually specified as an argument </text:span><text:soft-page-break/><text:span text:style-name="T3">to the program – this allowed me to replicate results between runs by using the same seed and hyperparameters.</text:span></text:p>
      <text:p text:style-name="P15"/>
      <text:p text:style-name="P3">Biases:<text:span text:style-name="T3"> In addition to training the weights for the network, the biases are also trained via backprop</text:span><text:span text:style-name="T9">a</text:span><text:span text:style-name="T3">gation. Each layer’s biases consist of a vector of floats with the same dimension as the layer itself. All bias values across the entire network are initialized to 1.</text:span></text:p>
      <text:p text:style-name="P15"/>
      <text:p text:style-name="P3">Topology: <text:span text:style-name="T3">The network topology used includes one input layer with dimension equal to the sample vectors (126), followed by one hidden layer of dimension 64, and finally an output layer with dimension 1. Each node across all layers uses an element-wise sigmoid activation function.</text:span></text:p>
      <text:p text:style-name="P15"/>
      <text:p text:style-name="P3">Error:<text:span text:style-name="T3"> Error (and conversely, accuracy) is measured in a variety ways. The following equation is used to calculate Binary Cross Entropy between an output vector, </text:span><text:span text:style-name="T10">A</text:span><text:span text:style-name="T3">, and the ground truth vector, </text:span><text:span text:style-name="T10">Y</text:span><text:span text:style-name="T3">:</text:span></text:p>
      <text:p text:style-name="P15"/>
      <text:p text:style-name="P3"><text:span text:style-name="T3"><text:tab/>BinaryCrossEntropy(A, Y) = </text:span><text:span text:style-name="T3"><draw:frame draw:style-name="fr1" draw:name="Object1" text:anchor-type="as-char" svg:y="-0.2598in" svg:width="2.328in" svg:height="0.4165in" draw:z-index="0"><draw:object xlink:href="./Object 1" xlink:type="simple" xlink:show="embed" xlink:actuate="onLoad"/><draw:image xlink:href="./ObjectReplacements/Object 1" xlink:type="simple" xlink:show="embed" xlink:actuate="onLoad"/></draw:frame></text:span></text:p>
      <text:p text:style-name="P15"/>
      <text:p text:style-name="P4"><text:span text:style-name="T3">where</text:span><text:span text:style-name="T3"><draw:frame draw:style-name="fr1" draw:name="Object2" text:anchor-type="as-char" svg:y="-0.0807in" svg:width="0.1492in" svg:height="0.0654in" draw:z-index="1"><draw:object xlink:href="./Object 2" xlink:type="simple" xlink:show="embed" xlink:actuate="onLoad"/><draw:image xlink:href="./ObjectReplacements/Object 2" xlink:type="simple" xlink:show="embed" xlink:actuate="onLoad"/></draw:frame></text:span><text:span text:style-name="T3">denotes element-wise multiplication,</text:span><text:span text:style-name="T3"><draw:frame draw:style-name="fr1" draw:name="Object3" text:anchor-type="as-char" svg:y="-0.1484in" svg:width="0.302in" svg:height="0.1925in" draw:z-index="2"><draw:object xlink:href="./Object 3" xlink:type="simple" xlink:show="embed" xlink:actuate="onLoad"/><draw:image xlink:href="./ObjectReplacements/Object 3" xlink:type="simple" xlink:show="embed" xlink:actuate="onLoad"/></draw:frame></text:span><text:span text:style-name="T3">denotes the dimension of vector </text:span><text:span text:style-name="T10">Y</text:span><text:span text:style-name="T13">, and a bolded </text:span><text:span text:style-name="T12">1</text:span><text:span text:style-name="T13"> represents a vector of ones with appropriate dimension. </text:span><text:span text:style-name="T14">When this binary cross entropy is measured directly from the output of the last hidden layer, it is called “</text:span><text:span text:style-name="T19">bce”</text:span><text:span text:style-name="T14"> within the code. When the output of the final hidden layer is first converted to an output of all ones or zeros, and then the binary cross entropy is calculated, it is referred to as simply “</text:span><text:span text:style-name="T19">error</text:span><text:span text:style-name="T14">.” Accuracy, or “</text:span><text:span text:style-name="T19">acc</text:span><text:span text:style-name="T14">,” is the percentage of matching rows between </text:span><text:span text:style-name="T11">A</text:span><text:span text:style-name="T14"> and </text:span><text:span text:style-name="T11">Y</text:span><text:span text:style-name="T14"> when </text:span><text:span text:style-name="T11">A</text:span><text:span text:style-name="T14"> is first converted to outputs, as before. </text:span></text:p>
      <text:p text:style-name="P19"/>
      <text:p text:style-name="P39">The pure <text:span text:style-name="T15">bce</text:span> measurement provided the best measure of error between consecutive training epochs, and so it is used to determine divergence and when a new best set of weights has been found. <text:span text:style-name="T20">Error </text:span>and <text:span text:style-name="T15">acc</text:span> are used to determine convergence, since these are the measures that we actually care about when evaluating performance.</text:p>
      <text:p text:style-name="P15"/>
      <text:p text:style-name="P3">Training:<text:span text:style-name="T3"> Training uses purely stochastic gradient descent with backprop</text:span><text:span text:style-name="T9">a</text:span><text:span text:style-name="T3">gation across weights and biases. </text:span><text:span text:style-name="T4">For each epoch, the network feeds-forward the sample matrix </text:span><text:span text:style-name="T22">X</text:span><text:span text:style-name="T4">, and saves the hidden states of each layer. Binary cross entropy </text:span><text:span text:style-name="T22">bce</text:span><text:span text:style-name="T4"> is recorded, and the hidden states are passed to the backprop</text:span><text:span text:style-name="T9">a</text:span><text:span text:style-name="T4">gation algorithm. For each training sample, if the desired output does not match the current prediction, delta values are computed by backprop</text:span><text:span text:style-name="T9">a</text:span><text:span text:style-name="T4">gating over each layer. These stored deltas are used to calculate gradients, and each weight and bias value is then updated using gradient descent </text:span><text:span text:style-name="T5">with the set learning rate</text:span><text:span text:style-name="T4">.</text:span></text:p>
      <text:p text:style-name="P16"/>
      <text:p text:style-name="P5"><text:span text:style-name="T4">T</text:span><text:span text:style-name="T3">raining continues until one of the following conditions is met:</text:span></text:p>
      <text:list xml:id="list832678743098991982" text:style-name="L2">
        <text:list-item>
          <text:p text:style-name="P36"><text:span text:style-name="T10">Divergence</text:span><text:span text:style-name="T3">: if the </text:span><text:span text:style-name="T21">bce</text:span><text:span text:style-name="T3"> measure decreases consecutively for </text:span><text:span text:style-name="T21">max_divergence</text:span><text:span text:style-name="T3"> epochs, training is considered to have diverged, and the program exits.</text:span></text:p>
        </text:list-item>
        <text:list-item>
          <text:p text:style-name="P36"><text:span text:style-name="T10">Convergence</text:span><text:span text:style-name="T3">: if the </text:span><text:span text:style-name="T21">error</text:span><text:span text:style-name="T3"> measure falls below </text:span><text:span text:style-name="T21">error_threshold</text:span><text:span text:style-name="T3">, or </text:span><text:span text:style-name="T21">acc</text:span><text:span text:style-name="T3"> increases above 99.8%, training is considered to have converged, and the training loop breaks.</text:span></text:p>
        </text:list-item>
        <text:list-item>
          <text:p text:style-name="P36"><text:span text:style-name="T10">Maximum training epochs exceeded</text:span><text:span text:style-name="T3">: if training fails to either diverge or converge within </text:span><text:span text:style-name="T21">max_epochs</text:span><text:span text:style-name="T3">, the training loop ends.</text:span></text:p>
        </text:list-item>
      </text:list>
      <text:p text:style-name="P17"/>
      <text:p text:style-name="P6">Saving Weights &amp; Biases:<text:span text:style-name="T3"> During training, all weights and biases are periodically saved to files. This occurs when </text:span><text:span text:style-name="T21">bce</text:span><text:span text:style-name="T3"> improves upon the previous best </text:span><text:span text:style-name="T21">bce</text:span><text:span text:style-name="T3">, and when the measured accuracy exceeds an </text:span><text:soft-page-break/><text:span text:style-name="T3">accuracy threshold, which starts at 81% and increases by 3% each time it is achieved. </text:span><text:span text:style-name="T7">The final best weights and biases are also saved upon convergence.</text:span></text:p>
      <text:p text:style-name="P15"/>
      <text:p text:style-name="P15"/>
      <text:p text:style-name="P8">Summary of Hyperparameters Used:</text:p>
      <text:p text:style-name="P8"/>
      <table:table table:name="Table1" table:style-name="Table1">
        <table:table-column table:style-name="Table1.A" table:number-columns-repeated="3"/>
        <table:table-column table:style-name="Table1.D"/>
        <table:table-row>
          <table:table-cell table:style-name="Table1.A1" office:value-type="string">
            <text:p text:style-name="P20">Hyperparameter</text:p>
          </table:table-cell>
          <table:table-cell table:style-name="Table1.A1" office:value-type="string">
            <text:p text:style-name="P20">Variable Name</text:p>
          </table:table-cell>
          <table:table-cell table:style-name="Table1.A1" office:value-type="string">
            <text:p text:style-name="P20">Value</text:p>
          </table:table-cell>
          <table:table-cell table:style-name="Table1.D1" office:value-type="string">
            <text:p text:style-name="P20">Description</text:p>
          </table:table-cell>
        </table:table-row>
        <table:table-row>
          <table:table-cell table:style-name="Table1.A4" office:value-type="string">
            <text:p text:style-name="P22">Learning Rate</text:p>
          </table:table-cell>
          <table:table-cell table:style-name="Table1.C4" office:value-type="string">
            <text:p text:style-name="P23">lr</text:p>
          </table:table-cell>
          <table:table-cell table:style-name="Table1.C4" office:value-type="string">
            <text:p text:style-name="P23">0.001</text:p>
          </table:table-cell>
          <table:table-cell table:style-name="Table1.D4" office:value-type="string">
            <text:p text:style-name="P21">Learning speed used for gradient descent</text:p>
          </table:table-cell>
        </table:table-row>
        <table:table-row>
          <table:table-cell table:style-name="Table1.A4" office:value-type="string">
            <text:p text:style-name="P22">Initial Weight Range</text:p>
          </table:table-cell>
          <table:table-cell table:style-name="Table1.C4" office:value-type="string">
            <text:p text:style-name="P23">max_weight_val</text:p>
          </table:table-cell>
          <table:table-cell table:style-name="Table1.C4" office:value-type="string">
            <text:p text:style-name="P23">0.8</text:p>
          </table:table-cell>
          <table:table-cell table:style-name="Table1.D4" office:value-type="string">
            <text:p text:style-name="P21">Maximum range of initial weights, centered around zero</text:p>
          </table:table-cell>
        </table:table-row>
        <table:table-row table:style-name="Table1.4">
          <table:table-cell table:style-name="Table1.A4" office:value-type="string">
            <text:p text:style-name="P22">Error Convergence Threshold</text:p>
          </table:table-cell>
          <table:table-cell table:style-name="Table1.C4" office:value-type="string">
            <text:p text:style-name="P23">error_threshold</text:p>
          </table:table-cell>
          <table:table-cell table:style-name="Table1.C4" office:value-type="string">
            <text:p text:style-name="P23">0.02</text:p>
          </table:table-cell>
          <table:table-cell table:style-name="Table1.D4" office:value-type="string">
            <text:p text:style-name="P21">The threshold used to determine convergence with the <text:span text:style-name="T15">error</text:span> measurement</text:p>
          </table:table-cell>
        </table:table-row>
        <table:table-row table:style-name="Table1.4">
          <table:table-cell table:style-name="Table1.A5" office:value-type="string">
            <text:p text:style-name="P25">Maximum Training Epochs</text:p>
          </table:table-cell>
          <table:table-cell table:style-name="Table1.C5" office:value-type="string">
            <text:p text:style-name="P24">max_epochs</text:p>
          </table:table-cell>
          <table:table-cell table:style-name="Table1.C5" office:value-type="string">
            <text:p text:style-name="P24">1000</text:p>
          </table:table-cell>
          <table:table-cell table:style-name="Table1.D5" office:value-type="string">
            <text:p text:style-name="P26">Maximum number of allowed training epochs without convergence/divergence</text:p>
          </table:table-cell>
        </table:table-row>
        <table:table-row table:style-name="Table1.4">
          <table:table-cell table:style-name="Table1.A6" office:value-type="string">
            <text:p text:style-name="P25">Maximum Divergent Epochs</text:p>
          </table:table-cell>
          <table:table-cell table:style-name="Table1.C6" office:value-type="string">
            <text:p text:style-name="P24">max_divergence</text:p>
          </table:table-cell>
          <table:table-cell table:style-name="Table1.C6" office:value-type="string">
            <text:p text:style-name="P24">50</text:p>
          </table:table-cell>
          <table:table-cell table:style-name="Table1.D6" office:value-type="string">
            <text:p text:style-name="P26">Number of consecutively worse epochs before training diverges</text:p>
          </table:table-cell>
        </table:table-row>
        <table:table-row table:style-name="Table1.4">
          <table:table-cell table:style-name="Table1.A7" office:value-type="string">
            <text:p text:style-name="P25">Random Number Generator Seed</text:p>
          </table:table-cell>
          <table:table-cell table:style-name="Table1.C7" office:value-type="string">
            <text:p text:style-name="P24">seed</text:p>
          </table:table-cell>
          <table:table-cell table:style-name="Table1.C7" office:value-type="string">
            <text:p text:style-name="P24">1510181022</text:p>
          </table:table-cell>
          <table:table-cell table:style-name="Table1.D7" office:value-type="string">
            <text:p text:style-name="P26">Unsigned integer used to initialize the random number generator (value given was used for the example run)</text:p>
          </table:table-cell>
        </table:table-row>
      </table:table>
      <text:p text:style-name="P14"/>
      <text:p text:style-name="P14"/>
      <text:p text:style-name="P40">Results</text:p>
      <text:p text:style-name="P32">As illustrated in the example run in <text:span text:style-name="T15">output.txt</text:span>, my network architecture was able to achieve ~99.8% training accuracy, and ~99.26% test accuracy, in just 328 training epochs over the course of ~10 minutes.</text:p>
      <text:p text:style-name="P13"/>
      <text:p text:style-name="P13"/>
      <text:p text:style-name="P37"><text:span text:style-name="T24">References</text:span></text:p>
      <text:p text:style-name="P37"><text:span text:style-name="T24"/></text:p>
      <text:p text:style-name="P31">[1] G. Guennebaud, B. Jacob - URL http://eigen. tuxfamily. org, Accessed, 2017</text:p>
      <text:p text:style-name="P37"/>
      <text:p text:style-name="P30">[<text:span text:style-name="T17">2</text:span>] Lichman, M. (2013). UCI Machine Learning Repository [http://archive.ics.uci.edu/ml]. Irvine, CA: University of California, School of Information and Computer Sc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9:55:54.495342204</meta:creation-date>
    <dc:date>2017-11-12T22:49:31.385110862</dc:date>
    <meta:editing-duration>PT1H56M1S</meta:editing-duration>
    <meta:editing-cycles>26</meta:editing-cycles>
    <meta:generator>LibreOffice/5.1.6.2$Linux_X86_64 LibreOffice_project/10m0$Build-2</meta:generator>
    <meta:document-statistic meta:table-count="1" meta:image-count="0" meta:object-count="3" meta:page-count="3" meta:paragraph-count="65" meta:word-count="1175" meta:character-count="7373" meta:non-whitespace-character-count="6263"/>
  </office:meta>
</office:document-meta>
</file>

<file path=Object 1/content.xml><?xml version="1.0" encoding="utf-8"?>
<math xmlns="http://www.w3.org/1998/Math/MathML" display="block">
  <semantics>
    <mfrac>
      <mrow>
        <mrow>
          <mo stretchy="false">−</mo>
          <mi>Y</mi>
        </mrow>
        <mo stretchy="false">∘</mo>
        <mi>log</mi>
        <mrow>
          <mrow>
            <mo fence="true" stretchy="false">(</mo>
            <mrow>
              <mi>A</mi>
            </mrow>
            <mo fence="true" stretchy="false">)</mo>
          </mrow>
          <mo stretchy="false">−</mo>
          <mrow>
            <mo fence="true" stretchy="false">(</mo>
            <mrow>
              <mrow>
                <mstyle mathvariant="bold">
                  <mn>1</mn>
                </mstyle>
                <mo stretchy="false">−</mo>
                <mi>Y</mi>
              </mrow>
            </mrow>
            <mo fence="true" stretchy="false">)</mo>
          </mrow>
        </mrow>
        <mo stretchy="false">∘</mo>
        <mi>log</mi>
        <mrow>
          <mo fence="true" stretchy="false">(</mo>
          <mrow>
            <mrow>
              <mstyle mathvariant="bold">
                <mn>1</mn>
              </mstyle>
              <mo stretchy="false">−</mo>
              <mi>A</mi>
            </mrow>
          </mrow>
          <mo fence="true" stretchy="false">)</mo>
        </mrow>
      </mrow>
      <mrow>
        <mo fence="true" stretchy="false">|</mo>
        <mrow>
          <mi>Y</mi>
        </mrow>
        <mo fence="true" stretchy="false">|</mo>
      </mrow>
    </mfrac>
    <annotation encoding="StarMath 5.0">{-Y  circ log( A ) - ( bold 1 - Y ) circ log( bold 1 - A )} over { lline Y rline  }</annotation>
  </semantics>
</math>
</file>

<file path=Object 2/content.xml><?xml version="1.0" encoding="utf-8"?>
<math xmlns="http://www.w3.org/1998/Math/MathML" display="block">
  <semantics>
    <mo stretchy="false">∘</mo>
    <annotation encoding="StarMath 5.0">circ</annotation>
  </semantics>
</math>
</file>

<file path=Object 3/content.xml><?xml version="1.0" encoding="utf-8"?>
<math xmlns="http://www.w3.org/1998/Math/MathML" display="block">
  <semantics>
    <mrow>
      <mo fence="true" stretchy="false">|</mo>
      <mrow>
        <mi>Y</mi>
      </mrow>
      <mo fence="true" stretchy="false">|</mo>
    </mrow>
    <annotation encoding="StarMath 5.0">lline Y rline</annotation>
  </semantics>
</math>
</file>